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5216" calcext:value-type="float">
            <text:p>95.8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3112" calcext:value-type="float">
            <text:p>95.0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4288" calcext:value-type="float">
            <text:p>93.7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6712" calcext:value-type="float">
            <text:p>93.3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536" calcext:value-type="float">
            <text:p>92.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5616" calcext:value-type="float">
            <text:p>91.4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7184" calcext:value-type="float">
            <text:p>91.0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1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9944" calcext:value-type="float">
            <text:p>90.2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6568" calcext:value-type="float">
            <text:p>89.1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5464" calcext:value-type="float">
            <text:p>88.6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1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9224" calcext:value-type="float">
            <text:p>88.2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6672" calcext:value-type="float">
            <text:p>85.3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1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8896" calcext:value-type="float">
            <text:p>83.3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1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7" calcext:value-type="float">
            <text:p>82.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152" calcext:value-type="float">
            <text:p>80.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0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152" calcext:value-type="float">
            <text:p>80.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4264" calcext:value-type="float">
            <text:p>79.0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2744" calcext:value-type="float">
            <text:p>78.3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8976" calcext:value-type="float">
            <text:p>76.3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0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3704" calcext:value-type="float">
            <text:p>74.5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0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7424" calcext:value-type="float">
            <text:p>73.8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0296" calcext:value-type="float">
            <text:p>71.7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199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8552" calcext:value-type="float">
            <text:p>69.9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199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856" calcext:value-type="float">
            <text:p>68.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172" calcext:value-type="float">
            <text:p>67.1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199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8896" calcext:value-type="float">
            <text:p>64.3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199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7312" calcext:value-type="float">
            <text:p>63.8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7256" calcext:value-type="float">
            <text:p>62.6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2336" calcext:value-type="float">
            <text:p>61.3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7392" calcext:value-type="float">
            <text:p>60.6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6496" calcext:value-type="float">
            <text:p>60.3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198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0024" calcext:value-type="float">
            <text:p>60.3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198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197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5752" calcext:value-type="float">
            <text:p>58.9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302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196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